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6pt" style:font-size-asian="26pt" style:font-size-complex="26pt"/>
    </style:style>
    <style:style style:name="P2" style:parent-style-name="Normal" style:family="paragraph">
      <style:paragraph-properties fo:margin-left="0.25in">
        <style:tab-stops/>
      </style:paragraph-properties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margin-left="0.25in">
        <style:tab-stops/>
      </style:paragraph-properties>
    </style:style>
    <style:style style:name="P5" style:parent-style-name="Normal" style:family="paragraph">
      <style:paragraph-properties fo:margin-left="0.25in">
        <style:tab-stops/>
      </style:paragraph-properties>
    </style:style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Normal" style:family="paragraph">
      <style:paragraph-properties fo:margin-left="0.25in">
        <style:tab-stops/>
      </style:paragraph-properties>
    </style:style>
    <style:style style:name="P8" style:parent-style-name="Normal" style:family="paragraph">
      <style:paragraph-properties fo:margin-left="0.25in">
        <style:tab-stops/>
      </style:paragraph-properties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Normal" style:family="paragraph">
      <style:paragraph-properties fo:margin-left="0.25in">
        <style:tab-stops/>
      </style:paragraph-properties>
    </style:style>
    <style:style style:name="P11" style:parent-style-name="Normal" style:family="paragraph">
      <style:paragraph-properties fo:margin-left="0.25in">
        <style:tab-stops/>
      </style:paragraph-properties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P13" style:parent-style-name="Normal" style:family="paragraph">
      <style:paragraph-properties fo:margin-left="0.25in">
        <style:tab-stops/>
      </style:paragraph-properties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P15" style:parent-style-name="Normal" style:family="paragraph">
      <style:paragraph-properties fo:margin-left="0.25in">
        <style:tab-stops/>
      </style:paragraph-properties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P17" style:parent-style-name="Normal" style:family="paragraph">
      <style:paragraph-properties fo:margin-left="0.25in">
        <style:tab-stops/>
      </style:paragraph-properties>
    </style:style>
    <style:style style:name="P18" style:parent-style-name="Normal" style:family="paragraph">
      <style:paragraph-properties fo:margin-left="0.25in">
        <style:tab-stops/>
      </style:paragraph-properties>
    </style:style>
    <style:style style:name="P19" style:parent-style-name="Normal" style:family="paragraph">
      <style:paragraph-properties fo:margin-left="0.25in">
        <style:tab-stops/>
      </style:paragraph-properties>
    </style:style>
    <style:style style:name="P20" style:parent-style-name="Normal" style:family="paragraph">
      <style:paragraph-properties fo:margin-left="0.25in">
        <style:tab-stops/>
      </style:paragraph-properties>
    </style:style>
    <style:style style:name="P21" style:parent-style-name="Normal" style:family="paragraph">
      <style:paragraph-properties fo:margin-left="0.25in">
        <style:tab-stops/>
      </style:paragraph-properties>
    </style:style>
    <style:style style:name="P22" style:parent-style-name="Normal" style:family="paragraph">
      <style:paragraph-properties fo:break-before="page"/>
      <style:text-properties fo:hyphenate="true"/>
    </style:style>
    <style:style style:name="P23" style:parent-style-name="Normal" style:family="paragraph">
      <style:paragraph-properties fo:margin-left="0.25in">
        <style:tab-stops/>
      </style:paragraph-properties>
    </style:style>
    <style:style style:name="P24" style:parent-style-name="Normal" style:family="paragraph">
      <style:paragraph-properties fo:margin-left="0.25in">
        <style:tab-stops/>
      </style:paragraph-properties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Normal" style:family="paragraph">
      <style:paragraph-properties fo:margin-left="0.25in">
        <style:tab-stops/>
      </style:paragraph-properties>
    </style:style>
    <style:style style:name="P27" style:parent-style-name="Normal" style:family="paragraph">
      <style:paragraph-properties fo:margin-left="0.25in">
        <style:tab-stops/>
      </style:paragraph-properties>
    </style:style>
    <style:style style:name="P28" style:parent-style-name="Normal" style:family="paragraph">
      <style:paragraph-properties fo:margin-left="0.25in">
        <style:tab-stops/>
      </style:paragraph-properties>
    </style:style>
    <style:style style:name="P29" style:parent-style-name="Normal" style:family="paragraph">
      <style:paragraph-properties fo:margin-left="0.25in">
        <style:tab-stops/>
      </style:paragraph-properties>
    </style:style>
    <style:style style:name="P30" style:parent-style-name="Normal" style:family="paragraph">
      <style:paragraph-properties fo:margin-left="0.25in">
        <style:tab-stops/>
      </style:paragraph-properties>
    </style:style>
    <style:style style:name="P31" style:parent-style-name="Normal" style:family="paragraph">
      <style:paragraph-properties fo:margin-left="0.25in">
        <style:tab-stops/>
      </style:paragraph-properties>
    </style:style>
    <style:style style:name="P32" style:parent-style-name="Normal" style:family="paragraph">
      <style:paragraph-properties fo:margin-left="0.25in">
        <style:tab-stops/>
      </style:paragraph-properties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Normal" style:family="paragraph">
      <style:paragraph-properties fo:margin-left="0.25in">
        <style:tab-stops/>
      </style:paragraph-properties>
    </style:style>
    <style:style style:name="P35" style:parent-style-name="Normal" style:family="paragraph">
      <style:paragraph-properties fo:margin-left="0.25in">
        <style:tab-stops/>
      </style:paragraph-properties>
    </style:style>
    <style:style style:name="P36" style:parent-style-name="Normal" style:family="paragraph">
      <style:paragraph-properties fo:margin-left="0.25in">
        <style:tab-stops/>
      </style:paragraph-properties>
    </style:style>
    <style:style style:name="P37" style:parent-style-name="Normal" style:family="paragraph">
      <style:paragraph-properties fo:margin-left="0.25in">
        <style:tab-stops/>
      </style:paragraph-properties>
    </style:style>
    <style:style style:name="P38" style:parent-style-name="Normal" style:family="paragraph">
      <style:paragraph-properties fo:margin-left="0.25in">
        <style:tab-stops/>
      </style:paragraph-properties>
    </style:style>
    <style:style style:name="P39" style:parent-style-name="Normal" style:family="paragraph">
      <style:paragraph-properties fo:margin-left="0.25in">
        <style:tab-stops/>
      </style:paragraph-properties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P41" style:parent-style-name="Normal" style:family="paragraph">
      <style:paragraph-properties fo:margin-left="0.25in">
        <style:tab-stops/>
      </style:paragraph-properties>
    </style:style>
    <style:style style:name="P42" style:parent-style-name="Normal" style:family="paragraph">
      <style:paragraph-properties fo:margin-left="0.25in">
        <style:tab-stops/>
      </style:paragraph-properties>
    </style:style>
    <style:style style:name="P43" style:parent-style-name="Normal" style:family="paragraph">
      <style:paragraph-properties fo:margin-left="0.25in">
        <style:tab-stops/>
      </style:paragraph-properties>
    </style:style>
    <style:style style:name="P44" style:parent-style-name="Normal" style:family="paragraph">
      <style:paragraph-properties fo:margin-left="0.25in">
        <style:tab-stops/>
      </style:paragraph-properties>
    </style:style>
    <style:style style:name="P45" style:parent-style-name="Normal" style:family="paragraph">
      <style:paragraph-properties fo:margin-left="0.25in">
        <style:tab-stops/>
      </style:paragraph-properties>
    </style:style>
    <style:style style:name="P46" style:parent-style-name="Normal" style:family="paragraph">
      <style:paragraph-properties fo:margin-left="0.25in">
        <style:tab-stops/>
      </style:paragraph-properties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esentacion Ingles</text:p>
      <text:p text:style-name="Normal"/>
      <text:p text:style-name="P2"><text:span text:style-name="T3">1) ¿Qué es UX?</text:span></text:p>
      <text:p text:style-name="P4">Interacción / UX (Experiencia de Usuario): la interacción general que un usuario tiene con un producto, sistema o servicio.</text:p>
      <text:p text:style-name="P5">Facilidad / Se enfoca en qué tan fácil, eficiente y agradable es para el usuario.</text:p>
      <text:p text:style-name="P6">Usabilidad / Va más allá de la apariencia → incluye usabilidad, accesibilidad y satisfacción.</text:p>
      <text:p text:style-name="P7">Intuitivo / Ejemplo: qué tan fluida e intuitiva se siente una app móvil al navegar.</text:p>
      <text:p text:style-name="P8"><text:span text:style-name="T9">What is UX?</text:span></text:p>
      <text:p text:style-name="P10">Interaction / UX (User Experience): the overall interaction a user has with a product, system, or service.</text:p>
      <text:p text:style-name="P11">Ease / Focuses on how easy, efficient, and pleasant it is for the user.</text:p>
      <text:p text:style-name="P12">Usability / Goes beyond appearance → includes usability, accessibility, and satisfaction.</text:p>
      <text:p text:style-name="P13">Intuitive / Example: how smooth and intuitive a mobile app feels when navigating.</text:p>
      <text:p text:style-name="P14"><draw:custom-shape svg:x="0in" svg:y="0in" svg:width="45.51042in" svg:height="0.00139in" draw:z-index="0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P15"><text:span text:style-name="T16">2) Elementos clave de UX</text:span></text:p>
      <text:p text:style-name="P17">Usabilidad → ¿Es simple de usar y entender?</text:p>
      <text:p text:style-name="P18">Accesibilidad → ¿Pueden usarlo todos los usuarios, incluyendo personas con discapacidades?</text:p>
      <text:p text:style-name="P19">Eficiencia → ¿Permite completar tareas rápidamente?</text:p>
      <text:p text:style-name="P20">Retroalimentación → ¿El sistema da respuestas claras a las acciones del usuario?</text:p>
      <text:p text:style-name="P21">Consistencia → ¿Las acciones similares lucen y funcionan igual en todo el sistema?</text:p>
      <text:p text:style-name="P22"/>
      <text:p text:style-name="P23"/>
      <text:p text:style-name="P24"><text:span text:style-name="T25">Key Elements of UX</text:span></text:p>
      <text:p text:style-name="P26">Usability → Is it simple to use and understand?</text:p>
      <text:p text:style-name="P27">Accessibility → Can all users, including people with disabilities, use it?</text:p>
      <text:p text:style-name="P28">Efficiency → Does it allow tasks to be completed quickly?</text:p>
      <text:p text:style-name="P29">Feedback → Does the system give clear responses to user actions?</text:p>
      <text:p text:style-name="P30">Consistency → Do similar actions look and behave the same across the system?</text:p>
      <text:p text:style-name="P31"><draw:custom-shape svg:x="0in" svg:y="0in" svg:width="45.51042in" svg:height="0.00139in" draw:z-index="0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32"><text:span text:style-name="T33">3) Ventajas de una buena UX</text:span></text:p>
      <text:p text:style-name="P34">Mejora la satisfacción del usuario → usuarios felices son más leales.</text:p>
      <text:p text:style-name="P35">Ahorra tiempo y reduce la frustración → las tareas son más fáciles de completar.</text:p>
      <text:p text:style-name="P36">Incrementa la productividad → especialmente en software y apps.</text:p>
      <text:p text:style-name="P37">Mejor accesibilidad → alcanza a una audiencia más amplia.</text:p>
      <text:p text:style-name="P38">Ventaja competitiva → los usuarios prefieren productos con mejor experiencia.</text:p>
      <text:p text:style-name="P39"><text:span text:style-name="T40">Pros of Good UX</text:span></text:p>
      <text:p text:style-name="P41">Improves user satisfaction → happy users are more loyal.</text:p>
      <text:p text:style-name="P42">Saves time and reduces frustration → tasks are easier to complete.</text:p>
      <text:p text:style-name="P43">Increases productivity → especially in software and apps.</text:p>
      <text:p text:style-name="P44">Better accessibility → reaches a wider audience.</text:p>
      <text:p text:style-name="P45">Competitive advantage → users prefer products with better experience.</text:p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SCAR MARTORELL GINER</meta:initial-creator>
    <dc:creator>OSCAR MARTORELL GINER</dc:creator>
    <meta:creation-date>2025-10-02T22:25:00Z</meta:creation-date>
    <dc:date>2025-10-07T14:43:00Z</dc:date>
    <meta:template xlink:href="Normal" xlink:type="simple"/>
    <meta:editing-cycles>2</meta:editing-cycles>
    <meta:editing-duration>PT4320S</meta:editing-duration>
    <meta:document-statistic meta:page-count="2" meta:paragraph-count="4" meta:word-count="339" meta:character-count="2201" meta:row-count="15" meta:non-whitespace-character-count="1866"/>
  </office:meta>
</office:document-meta>
</file>